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zxx" fo:country="none" officeooo:paragraph-rsid="001bff18" style:language-asian="zxx" style:country-asian="none" style:language-complex="zxx" style:country-complex="none"/>
    </style:style>
    <style:style style:name="P2" style:family="paragraph" style:parent-style-name="Text_20_body">
      <style:paragraph-properties fo:text-align="justify" style:justify-single-word="false"/>
      <style:text-properties fo:language="zxx" fo:country="none" fo:font-weight="bold" officeooo:rsid="001bff18" officeooo:paragraph-rsid="001bff18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language="zxx" fo:country="none" fo:font-weight="bold" officeooo:rsid="00325c48" officeooo:paragraph-rsid="00325c48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language="zxx" fo:country="none" fo:font-weight="bold" officeooo:rsid="0030696f" officeooo:paragraph-rsid="0030696f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language="zxx" fo:country="none" fo:font-weight="bold" officeooo:rsid="0030696f" officeooo:paragraph-rsid="0037a692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language="zxx" fo:country="none" fo:font-weight="bold" officeooo:rsid="0034019f" officeooo:paragraph-rsid="0034019f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language="zxx" fo:country="none" fo:font-weight="bold" officeooo:rsid="003e46ce" officeooo:paragraph-rsid="003e46ce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1bff18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29142d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30696f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37a692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38912a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290c4f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3cc02e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275e53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language="zxx" fo:country="none" fo:font-weight="normal" officeooo:rsid="0029142d" officeooo:paragraph-rsid="0029142d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language="zxx" fo:country="none" fo:font-weight="normal" officeooo:rsid="0029142d" officeooo:paragraph-rsid="0037a692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language="zxx" fo:country="none" fo:font-weight="normal" officeooo:rsid="002a2739" officeooo:paragraph-rsid="002a2739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language="zxx" fo:country="none" fo:font-weight="normal" officeooo:rsid="002a2739" officeooo:paragraph-rsid="0037a692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language="zxx" fo:country="none" fo:font-weight="normal" officeooo:rsid="00275e53" officeooo:paragraph-rsid="00290c4f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language="zxx" fo:country="none" fo:font-weight="normal" officeooo:rsid="00275e53" officeooo:paragraph-rsid="00275e53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language="zxx" fo:country="none" fo:font-weight="normal" officeooo:rsid="00275e53" officeooo:paragraph-rsid="003cc02e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color="#000000" fo:language="zxx" fo:country="none" fo:font-weight="normal" officeooo:rsid="001bff18" officeooo:paragraph-rsid="00275e53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color="#000000" fo:language="zxx" fo:country="none" fo:font-weight="normal" officeooo:rsid="00275e53" officeooo:paragraph-rsid="003cc02e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Heading_20_1">
      <style:paragraph-properties fo:text-align="center" style:justify-single-word="false"/>
      <style:text-properties fo:language="zxx" fo:country="none" officeooo:rsid="001bff18" officeooo:paragraph-rsid="001bff18" style:language-asian="zxx" style:country-asian="none" style:language-complex="zxx" style:country-complex="none"/>
    </style:style>
    <style:style style:name="T1" style:family="text">
      <style:text-properties officeooo:rsid="001f8f99"/>
    </style:style>
    <style:style style:name="T2" style:family="text">
      <style:text-properties officeooo:rsid="0021b438"/>
    </style:style>
    <style:style style:name="T3" style:family="text">
      <style:text-properties officeooo:rsid="0023fa68"/>
    </style:style>
    <style:style style:name="T4" style:family="text">
      <style:text-properties officeooo:rsid="00263daa"/>
    </style:style>
    <style:style style:name="T5" style:family="text">
      <style:text-properties officeooo:rsid="00275e53"/>
    </style:style>
    <style:style style:name="T6" style:family="text">
      <style:text-properties officeooo:rsid="00290c4f"/>
    </style:style>
    <style:style style:name="T7" style:family="text">
      <style:text-properties officeooo:rsid="0029142d"/>
    </style:style>
    <style:style style:name="T8" style:family="text">
      <style:text-properties officeooo:rsid="002ecbe0"/>
    </style:style>
    <style:style style:name="T9" style:family="text">
      <style:text-properties fo:font-weight="bold" officeooo:rsid="0030696f" style:font-weight-asian="bold" style:font-weight-complex="bold"/>
    </style:style>
    <style:style style:name="T10" style:family="text">
      <style:text-properties officeooo:rsid="0030696f"/>
    </style:style>
    <style:style style:name="T11" style:family="text">
      <style:text-properties officeooo:rsid="00325c48"/>
    </style:style>
    <style:style style:name="T12" style:family="text">
      <style:text-properties officeooo:rsid="0034019f"/>
    </style:style>
    <style:style style:name="T13" style:family="text">
      <style:text-properties fo:font-weight="normal" officeooo:rsid="00325c48" style:font-weight-asian="normal" style:font-weight-complex="normal"/>
    </style:style>
    <style:style style:name="T14" style:family="text">
      <style:text-properties officeooo:rsid="0037a692"/>
    </style:style>
    <style:style style:name="T15" style:family="text">
      <style:text-properties officeooo:rsid="0038912a"/>
    </style:style>
    <style:style style:name="T16" style:family="text">
      <style:text-properties officeooo:rsid="003bae29"/>
    </style:style>
    <style:style style:name="T17" style:family="text">
      <style:text-properties officeooo:rsid="003cc02e"/>
    </style:style>
    <style:style style:name="T18" style:family="text">
      <style:text-properties fo:color="#000000" officeooo:rsid="00275e53"/>
    </style:style>
    <style:style style:name="T19" style:family="text">
      <style:text-properties fo:color="#000000" officeooo:rsid="00290c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Assembler Checklist</text:h>
      <text:p text:style-name="P1"/>
      <text:p text:style-name="P2">INPUT</text:p>
      <text:p text:style-name="P8"><text:tab/><text:span text:style-name="T1">Cada instrução deve ocupar uma única linha</text:span></text:p>
      <text:p text:style-name="P8"><text:tab/><text:span text:style-name="T2">Converter tokens lidos para uppercase</text:span></text:p>
      <text:p text:style-name="P8"><text:tab/><text:span text:style-name="T6">Seções TEXT e DATA em qualquer ordem</text:span></text:p>
      <text:p text:style-name="P9"><text:tab/><text:span text:style-name="T7">Desconsiderar tabulações, quebras de linhas e espaços desnecessários em qualquer</text:span></text:p>
      <text:p text:style-name="P16">lugar do código.</text:p>
      <text:p text:style-name="P16"><text:tab/>A diretiva CONST deve aceitar números positivos e negativos (inteiros e hexadecimais)</text:p>
      <text:p text:style-name="P16"><text:tab/>Deve ser possível trabalhar com vetores (SPACE com operando, e usar operações do tipo: LABEL + Número)</text:p>
      <text:p text:style-name="P16"><text:tab/>Poder criar um rótulo, dar quebra de linha e continuar a linha depois (o rótulo seria equivalente a linha seguinte)</text:p>
      <text:p text:style-name="P17"><text:tab/><text:span text:style-name="T14">Os identificadores de variáveis e rótulos são limitados a 100 caracteres e seguem as regras comuns da linguagem C, sendo compostos por letras, números ou o caractere _ (underscore) e com a restrição de que o primeiro caractere não pode ser um número.</text:span></text:p>
      <text:p text:style-name="P17"><text:tab/><text:span text:style-name="T14">Não há ordem fixa para as seções TEXT e DATA</text:span></text:p>
      <text:p text:style-name="P17"><text:tab/><text:span text:style-name="T14">Arquivos de saída em formato texto</text:span></text:p>
      <text:p text:style-name="P17"><text:tab/><text:span text:style-name="T14">Aceitar comentários iniciando com ';'</text:span></text:p>
      <text:p text:style-name="P17"><text:tab/><text:span text:style-name="T14">COPY deve usar uma virgula e um espaço entre os operandos (COPY A, B)</text:span></text:p>
      <text:p text:style-name="P17"><text:tab/><text:span text:style-name="T14">Ser capaz de aceitar MACROS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2">OUTPUT</text:p>
      <text:p text:style-name="P8"><text:tab/><text:span text:style-name="T6">Primeiro Instruções depois dados?</text:span></text:p>
      <text:p text:style-name="P11"><text:tab/><text:span text:style-name="T7">Identificar erros durante a montagem. <text:s/>Montado sempre o programa inteiro </text:span></text:p>
      <text:p text:style-name="P17"><text:tab/>Mostrar na tela a(s) LINHA(S) e TIPOS DOS ERROS (LEXICO, SINTATICO OU SEMANTICO)</text:p>
      <text:p text:style-name="P19"><text:tab/>(i) preprocessamento, indicado pelo argumento “-p”, coloca a estens<text:span text:style-name="T8">ã</text:span>o “.pre” no arquivo e somente avalia as diretivas EQU e IF.</text:p>
      <text:p text:style-name="P19"><text:tab/>(ii) processamento de macros indicado pelo argumento “-m”, coloca a estens ̃ao “.mcr” no arquivo e somente avalia as diretivas EQU e IF e substitue as MACROS.</text:p>
      <text:p text:style-name="P19"><text:tab/>(iii) motagem, indicado pelo argumento “-o”, coloca a estens ̃ao “.o” realiza a montagem de programa usando o PROCESSO DE PASSAGEM UNICA. Como pode ser visto a sa ́ıda de um tipo de opera ̧c a <text:s/>̃ o pode ser visto como a entrada da proxima, logo o programa pode por exemplo no tipo de opera ̧c a <text:s/>̃ o de montagem, gerar os trˆes arquivos de sa ́ıda.</text:p>
      <text:p text:style-name="P1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">ERROS</text:p>
      <text:p text:style-name="P4">Pré-processamento:</text:p>
      <text:p text:style-name="P5"><text:tab/><text:span text:style-name="T13">EQU dentro de seção</text:span></text:p>
      <text:p text:style-name="P10"><text:span text:style-name="T9"><text:tab/></text:span><text:span text:style-name="T10">Label do EQU sem '':''</text:span></text:p>
      <text:p text:style-name="P10"><text:tab/><text:span text:style-name="T10">Label do EQU ausente</text:span></text:p>
      <text:p text:style-name="P10"><text:tab/><text:span text:style-name="T11">Labels do EQU inválidas</text:span></text:p>
      <text:p text:style-name="P11"><text:tab/><text:span text:style-name="T11">Dois rótulos na mesma linha (EQU)</text:span></text:p>
      <text:p text:style-name="P11"><text:tab/><text:span text:style-name="T11">EQU ou IF com zero ou mais de um operando</text:span></text:p>
      <text:p text:style-name="P10"><text:tab/><text:span text:style-name="T11">IF com label</text:span></text:p>
      <text:p text:style-name="P10"><text:tab/><text:span text:style-name="T11">Argumento do IF diferente de 0 ou 1</text:span></text:p>
      <text:p text:style-name="P10"><text:tab/><text:span text:style-name="T11">IF fora da seção TEXT</text:span></text:p>
      <text:p text:style-name="P10"><text:tab/><text:span text:style-name="T11">Label do IF não definida/ausente</text:span></text:p>
      <text:p text:style-name="P10"><text:tab/><text:span text:style-name="T11">Label redefinida em dois EQUs diferentes (tratar para substituir definição anterior na tabela: searchEQU retorna um ponteiro para o nó na tabela que contém aquele valor.)</text:span></text:p>
      <text:p text:style-name="P10"><text:tab/><text:span text:style-name="T15">token com mais de 100 caracteres?</text:span></text:p>
      <text:p text:style-name="P10"/>
      <text:p text:style-name="P3">Passagem 0:</text:p>
      <text:p text:style-name="P10"><text:tab/><text:span text:style-name="T12">END com Label?</text:span></text:p>
      <text:p text:style-name="P10"><text:tab/><text:span text:style-name="T14">MACRO sem END</text:span></text:p>
      <text:p text:style-name="P12"><text:tab/><text:span text:style-name="T4">MACRO fora da seção text</text:span></text:p>
      <text:p text:style-name="P10"><text:tab/><text:span text:style-name="T15">END sem MACRO</text:span></text:p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6">Passagem 1: <text:span text:style-name="T16">se erro, não processa resto da linha?</text:span></text:p>
      <text:p text:style-name="P7"><text:tab/>Quando algum erro é encontrado, código objeto não é gerado?</text:p>
      <text:p text:style-name="P13"><text:tab/><text:span text:style-name="T15">Label inválida</text:span></text:p>
      <text:p text:style-name="P13"><text:tab/><text:tab/><text:span text:style-name="T17">ação: Mostrar erro. Continuar montagem como se label não existisse.</text:span></text:p>
      <text:p text:style-name="P13"><text:tab/><text:span text:style-name="T15">Seção inválida</text:span></text:p>
      <text:p text:style-name="P14"><text:tab/><text:tab/><text:span text:style-name="T17">ação: Mostrar erro. Processar linhas seguintes mas todas as linhas dessa seção serão ignoradas para escrita.</text:span></text:p>
      <text:p text:style-name="P12"><text:tab/><text:span text:style-name="T15">Seção TEXT ausente</text:span></text:p>
      <text:p text:style-name="P14"><text:tab/><text:tab/><text:span text:style-name="T17">ação: Mostrar erro. </text:span></text:p>
      <text:p text:style-name="P8"><text:tab/><text:span text:style-name="T3">Valor da diretiva const não é decimal ou hexadecimal</text:span></text:p>
      <text:p text:style-name="P14"><text:tab/><text:tab/><text:span text:style-name="T17">ação: Mostrar erro. Coloca 0 no lugar. Marca linha de erro.</text:span></text:p>
      <text:p text:style-name="P8"><text:tab/><text:span text:style-name="T4">Variáveis declaradas dentro da secão TEXT</text:span></text:p>
      <text:p text:style-name="P14"><text:tab/><text:tab/><text:span text:style-name="T17">ação: </text:span></text:p>
      <text:p text:style-name="P8"><text:tab/><text:span text:style-name="T15">Instruções dentro da seção DATA</text:span></text:p>
      <text:p text:style-name="P14"><text:tab/><text:tab/><text:span text:style-name="T17">ação:</text:span></text:p>
      <text:p text:style-name="P8"><text:tab/><text:span text:style-name="T4">Número incorreto de operandos em uma instrução ou diretiva</text:span></text:p>
      <text:p text:style-name="P14"><text:tab/><text:tab/><text:span text:style-name="T17">ação: Mostrar erro. Marca linha? Ignora operandos adicionais ou coloca -1 quando ausentes.</text:span></text:p>
      <text:p text:style-name="P8"><text:tab/><text:span text:style-name="T15">Token inválido/indefinido/desconhicento</text:span></text:p>
      <text:p text:style-name="P14"><text:tab/><text:tab/><text:span text:style-name="T17">ação: Mostrar erro. </text:span></text:p>
      <text:p text:style-name="P8"><text:tab/><text:span text:style-name="T5">Label inexistente</text:span></text:p>
      <text:p text:style-name="P14"><text:tab/><text:tab/><text:span text:style-name="T17">ação:</text:span></text:p>
      <text:p text:style-name="P8"><text:tab/><text:span text:style-name="T5">Label duplicada/redefinida</text:span></text:p>
      <text:p text:style-name="P14"><text:tab/><text:tab/><text:span text:style-name="T17">ação:</text:span></text:p>
      <text:p text:style-name="P15"><text:tab/><text:span text:style-name="T18">pulo para seção errada</text:span></text:p>
      <text:p text:style-name="P23"><text:tab/><text:tab/><text:span text:style-name="T17">ação:</text:span></text:p>
      <text:p text:style-name="P21"><text:tab/><text:span text:style-name="T19">Divisão por zero (para constantes)</text:span></text:p>
      <text:p text:style-name="P24"><text:tab/><text:tab/><text:span text:style-name="T17">ação:</text:span></text:p>
      <text:p text:style-name="P20"><text:soft-page-break/><text:tab/><text:span text:style-name="T6">dois rótulos na mesma linha</text:span></text:p>
      <text:p text:style-name="P22"><text:tab/><text:tab/><text:span text:style-name="T17">ação: Mostrar erro. Ignorar segundo rótulo</text:span></text:p>
      <text:p text:style-name="P20"><text:tab/><text:span text:style-name="T6">tipo de argumento inválido (número para instrução ou label para diretiva)</text:span></text:p>
      <text:p text:style-name="P22"><text:tab/><text:tab/><text:span text:style-name="T17">ação:</text:span></text:p>
      <text:p text:style-name="P20"><text:tab/><text:span text:style-name="T19">Modificação de um valor constante (COPY, STORE e INPUT)</text:span></text:p>
      <text:p text:style-name="P24"><text:tab/><text:tab/><text:span text:style-name="T17">ação:</text:span></text:p>
      <text:p text:style-name="P20"><text:tab/><text:span text:style-name="T6">Número incorreto de instruções STOP?</text:span></text:p>
      <text:p text:style-name="P22"><text:tab/><text:tab/><text:span text:style-name="T17">ação:</text:span></text:p>
      <text:p text:style-name="P20"><text:tab/></text:p>
      <text:p text:style-name="P2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2:22:59.746985357</meta:creation-date>
    <dc:date>2017-10-23T10:27:49.326313695</dc:date>
    <meta:editing-duration>PT12H38M26S</meta:editing-duration>
    <meta:editing-cycles>22</meta:editing-cycles>
    <meta:generator>LibreOffice/4.3.3.2$Linux_X86_64 LibreOffice_project/430m0$Build-2</meta:generator>
    <meta:document-statistic meta:table-count="0" meta:image-count="0" meta:object-count="0" meta:page-count="5" meta:paragraph-count="79" meta:word-count="592" meta:character-count="3586" meta:non-whitespace-character-count="2982"/>
  </office:meta>
</office:document-meta>
</file>